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027d5a" officeooo:paragraph-rsid="00027d5a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officeooo:rsid="00027d5a" officeooo:paragraph-rsid="00086499" style:font-size-asian="32pt" style:font-size-complex="32pt"/>
    </style:style>
    <style:style style:name="P3" style:family="paragraph" style:parent-style-name="Standard">
      <style:paragraph-properties fo:text-align="justify" style:justify-single-word="false"/>
      <style:text-properties fo:font-size="32pt" officeooo:rsid="00027d5a" officeooo:paragraph-rsid="00027d5a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32pt" officeooo:rsid="00040b72" officeooo:paragraph-rsid="00040b72" style:font-size-asian="32pt" style:font-size-complex="3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086499" officeooo:paragraph-rsid="00086499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86499" officeooo:paragraph-rsid="00086499" style:font-size-asian="10.5pt" style:font-size-complex="12pt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officeooo:rsid="00086499" officeooo:paragraph-rsid="00086499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086499" officeooo:paragraph-rsid="00086499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086499" officeooo:paragraph-rsid="00027d5a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086499" officeooo:paragraph-rsid="00088074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086499" officeooo:paragraph-rsid="00027d5a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officeooo:rsid="00086499" officeooo:paragraph-rsid="00088074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027d5a" officeooo:paragraph-rsid="00027d5a" style:font-size-asian="10.5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officeooo:rsid="00088074" officeooo:paragraph-rsid="00088074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088074" officeooo:paragraph-rsid="00088074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officeooo:rsid="000ca8ea" officeooo:paragraph-rsid="000ca8ea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00ca8ea" officeooo:paragraph-rsid="000ca8ea" style:font-size-asian="10.5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officeooo:rsid="000dec8d" officeooo:paragraph-rsid="000dec8d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rsid="000dec8d" officeooo:paragraph-rsid="000dec8d" style:font-size-asian="10.5pt" style:font-size-complex="12pt"/>
    </style:style>
    <style:style style:name="P20" style:family="paragraph" style:parent-style-name="Standard" style:list-style-name="L2">
      <style:paragraph-properties fo:text-align="justify" style:justify-single-word="false"/>
      <style:text-properties fo:font-size="16pt" officeooo:rsid="00040b72" officeooo:paragraph-rsid="00040b72" style:font-size-asian="14pt" style:font-size-complex="16pt"/>
    </style:style>
    <style:style style:name="P21" style:family="paragraph" style:parent-style-name="Standard" style:list-style-name="L2">
      <style:paragraph-properties fo:text-align="justify" style:justify-single-word="false"/>
      <style:text-properties fo:font-size="16pt" officeooo:rsid="00040b72" officeooo:paragraph-rsid="0005e1f3" style:font-size-asian="14pt" style:font-size-complex="16pt"/>
    </style:style>
    <style:style style:name="P22" style:family="paragraph" style:parent-style-name="Standard" style:list-style-name="L2">
      <style:paragraph-properties fo:text-align="justify" style:justify-single-word="false"/>
      <style:text-properties fo:font-size="16pt" officeooo:rsid="00086499" officeooo:paragraph-rsid="00086499" style:font-size-asian="14pt" style:font-size-complex="16pt"/>
    </style:style>
    <style:style style:name="P23" style:family="paragraph" style:parent-style-name="Standard">
      <style:paragraph-properties fo:text-align="justify" style:justify-single-word="false"/>
      <style:text-properties fo:font-size="32pt" officeooo:rsid="00027d5a" officeooo:paragraph-rsid="00027d5a" style:font-size-asian="32pt" style:font-size-complex="3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86499" style:font-size-asian="10.5pt" style:font-size-complex="12pt"/>
    </style:style>
    <style:style style:name="T3" style:family="text">
      <style:text-properties officeooo:rsid="000455be"/>
    </style:style>
    <style:style style:name="T4" style:family="text">
      <style:text-properties officeooo:rsid="00086499"/>
    </style:style>
    <style:style style:name="T5" style:family="text">
      <style:text-properties officeooo:rsid="00088074"/>
    </style:style>
    <style:style style:name="T6" style:family="text">
      <style:text-properties officeooo:rsid="000bd438"/>
    </style:style>
    <style:style style:name="T7" style:family="text">
      <style:text-properties officeooo:rsid="000e323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cisões do Projeto</text:p>
      <text:p text:style-name="P1"/>
      <text:p text:style-name="P5"><text:tab/>Para a implementação dessa ISA busquei fazer um projeto simples, mirando em deixá-lo fácil de ser compreendido, limpo e conciso. Para isso optei por utilizar apenas um formato de instrução, dessa maneira, todos os bits sempre estarão alinhados e nenhuma lógica adicional é necessária para selecionar os bits utilizados.</text:p>
      <text:p text:style-name="P5"><text:tab/>Dos 24 bits para a instrução, gostaria de manter uma quantia balanceada de tudo. Sendo assim, optei por deixar 4 bits para cada registrador, dessa forma posso selecionar 16 registradores diferentes no meu processador e gastar apenas 12 bits para isso. A respeito do OPCODE, utilizei 4 bits também, usar mais que isso deixaria o “Imediato” muito pequeno, tornando difícil de programar saltos, fora isso, para o propósito de uma ISA simples, 16 comandos já são mais do que o suficiente, <text:s/>permitindo incluir todas as instruções lógicas, aritméticas, de desvio, saltos e memória necessárias.</text:p>
      <text:p text:style-name="P5"><text:tab/>Foi decidido manter o primeiro registrador como o número 0 fixo, pois isso facilita muito a programação. O segundo registrador é um ponteiro para a memória, para que seja possível trabalhar com funções, o último é o registrador que deve guardar o endereço em que uma função chamada deve retornar.</text:p>
      <text:p text:style-name="P5"><text:tab/>Presumi que 3 registradores para a passada de parâmetros seja um número decente em relação a quantidade total, na mesma linha 4 registradores temporários foram definidos e 6 registradores salvos. Assim, uma quantia balanceada de cada um deles está disponível para o usuário.</text:p>
      <text:p text:style-name="P5"><text:tab/>As instruções escolhidas foram as seguintes:</text:p>
      <text:p text:style-name="P5"/>
      <text:list text:style-name="L1">
        <text:list-item>
          <text:p text:style-name="P7">Aritmética e lógicas:</text:p>
          <text:list>
            <text:list-item>
              <text:p text:style-name="P7">AND</text:p>
            </text:list-item>
            <text:list-item>
              <text:p text:style-name="P7">OR</text:p>
            </text:list-item>
            <text:list-item>
              <text:p text:style-name="P7">ADD</text:p>
            </text:list-item>
            <text:list-item>
              <text:p text:style-name="P7">ADDI</text:p>
            </text:list-item>
            <text:list-item>
              <text:p text:style-name="P7">SUB</text:p>
            </text:list-item>
            <text:list-item>
              <text:p text:style-name="P7">SSLI</text:p>
            </text:list-item>
          </text:list>
        </text:list-item>
        <text:list-item>
          <text:p text:style-name="P7">De salto e decisão:</text:p>
          <text:list>
            <text:list-item>
              <text:p text:style-name="P7">JAL</text:p>
            </text:list-item>
            <text:list-item>
              <text:p text:style-name="P7">JALR</text:p>
            </text:list-item>
            <text:list-item>
              <text:p text:style-name="P7">BEQ</text:p>
            </text:list-item>
            <text:list-item>
              <text:p text:style-name="P7">BNE</text:p>
            </text:list-item>
            <text:list-item>
              <text:p text:style-name="P7">BLT</text:p>
            </text:list-item>
            <text:list-item>
              <text:p text:style-name="P7">BGE</text:p>
            </text:list-item>
          </text:list>
        </text:list-item>
        <text:list-item>
          <text:p text:style-name="P7">De memória:</text:p>
          <text:list>
            <text:list-item>
              <text:p text:style-name="P7">LW</text:p>
            </text:list-item>
            <text:list-item>
              <text:p text:style-name="P7">SW</text:p>
            </text:list-item>
          </text:list>
        </text:list-item>
        <text:list-item>
          <text:p text:style-name="P7">De parada:</text:p>
          <text:list>
            <text:list-item>
              <text:p text:style-name="P7">HALT</text:p>
            </text:list-item>
            <text:list-item>
              <text:p text:style-name="P7">RESET</text:p>
            </text:list-item>
          </text:list>
        </text:list-item>
      </text:list>
      <text:p text:style-name="P5"><text:tab/></text:p>
      <text:p text:style-name="P5"><text:tab/>As funções escolhidas permitem que sejam realizados loops, chamadas de função, desvios condicionais e etc...</text:p>
      <text:p text:style-name="P3"><text:span text:style-name="T1"/></text:p>
      <text:p text:style-name="P13"><text:tab/></text:p>
      <text:p text:style-name="P3"><text:span text:style-name="T1"/></text:p>
      <text:p text:style-name="P2"><text:soft-page-break/><text:span text:style-name="T4">Funcionamento das Unidades</text:span></text:p>
      <text:p text:style-name="P6"/>
      <text:p text:style-name="P6"/>
      <text:p text:style-name="P6">1. PROGRAM COUNTER</text:p>
      <text:p text:style-name="P6"/>
      <text:p text:style-name="P3"><text:span text:style-name="T1"><text:tab/></text:span><text:span text:style-name="T2">Essa é a unidade responsável por cuidar do PC, consiste em um registrador que armazena o local atual em que o programa está. No caso padrão, a cada ciclo de clock este registrador é atualizado para “PC = PC + 1”, porém existe um MUX controlando quanto será adicionado, as opções são a padrão, receber “PC + Imediato” ou “Rs1 + Imediato”.</text:span></text:p>
      <text:p text:style-name="P9"><text:tab/>Uma variável controla se o PC poderá ser atualizado ou não, <text:span text:style-name="T5">ela é alterada somente pelo comando HALT, que finaliza a execução de um programa. Essa unidade também possui um RESET, que poderá ser ativada manualmente pelo simulador ou pelo comando RESET.</text:span></text:p>
      <text:p text:style-name="P9"/>
      <text:p text:style-name="P11"/>
      <text:p text:style-name="P12"><text:span text:style-name="T5">2. MEMÓRIAS</text:span></text:p>
      <text:p text:style-name="P12"/>
      <text:p text:style-name="P10"><text:tab/><text:span text:style-name="T5">A memória ROM ficou responsável por guardar as instruções que executarão no processador, sendo assim, ela possui 24 bits de endereço e de dados. Já a memória RAM guarda os dados e permite o usuário realizar a escrita e leitura, está possui 24 bits de endereço, porém, 32 bits de dados. Ambas as memórias são componentes padrão do logisim e não são endereçadas byte a byte.</text:span></text:p>
      <text:p text:style-name="P10"/>
      <text:p text:style-name="P14">3. BANCO DE REGISTRADORE<text:span text:style-name="T6">S</text:span></text:p>
      <text:p text:style-name="P14"/>
      <text:p text:style-name="P15"><text:tab/><text:span text:style-name="T6">O banco de registradores possuí 16 registradores que são possíveis de acessar, sendo o primeiro deles apenas uma constante “0” de 32 bits. Dentro do banco existem 2 MUX, que controlam quais registradores estão sendo lidos e 1 DEMUX responsável por escolher qual será escrito. Uma variável de controle toma conta da escrita em RD e esse dado a ser escrito dependerá do comando, por isso é controlado por um MUX. Analogamente ao PC, possui um RESET.</text:span></text:p>
      <text:p text:style-name="P15"/>
      <text:p text:style-name="P16">4. ULA</text:p>
      <text:p text:style-name="P16"/>
      <text:p text:style-name="P17"><text:tab/>A ULA possuí um código que decide qual operação será realizada e um código que diz se ela deverá realizar a operação com a informação vinda do banco de registradores ou com o imediato. Dentro dela existem 5 operações que suprem as necessidades do meu processador. A ULA realiza soma, subtração, shift lógico e faz ANDs e ORs.</text:p>
      <text:p text:style-name="P17"/>
      <text:p text:style-name="P18">5. UNIDADE DE CONTROLE E BRANCHES</text:p>
      <text:p text:style-name="P18"/>
      <text:p text:style-name="P19"><text:tab/><text:span text:style-name="T7">Por último, a unidade de controle é responsável por administrar quais pinos serão ligados e desligados, ela faz isso através dos 4 bits vindos do OPCODE, calculando então quais variáveis deveram estar ativas. O cálculo foi feito através da elaboração de uma tabela que associava os comandos com os pinos, após isso eu retirei os Maxitermos e Mintermos mais apropriados para cada situação, simplifiquei-os e montei a Unidad de Controle.</text:span></text:p>
      <text:p text:style-name="P19"><text:tab/><text:span text:style-name="T7">Branches foi o nome que eu escolhi para o componente que faz as comparações lógicas maior, menor, igual etc… Ela recebe qual branch está sendo realizada e devolve 1 ou 0, indicando se o pulo deve ou não ser tomado</text:span></text:p>
      <text:p text:style-name="P3"><text:span text:style-name="T1"/></text:p>
      <text:p text:style-name="P3"><text:span text:style-name="T1"/></text:p>
      <text:p text:style-name="P1"><text:soft-page-break/>Listagem dos Componentes</text:p>
      <text:p text:style-name="P4"/>
      <text:list text:style-name="L2">
        <text:list-item>
          <text:p text:style-name="P20">PC: Um registrador de 24 bits</text:p>
        </text:list-item>
        <text:list-item>
          <text:p text:style-name="P20">ROM: Memória de instruções com 24 bits de endereço e 24 bits de dados</text:p>
        </text:list-item>
        <text:list-item>
          <text:p text:style-name="P20">RAM: Memória de dados com 24 bits de endereço e 32 bits de dados</text:p>
        </text:list-item>
        <text:list-item>
          <text:p text:style-name="P20">Banco de Registradores: 16 registradores com 32 bits cada um</text:p>
        </text:list-item>
        <text:list-item>
          <text:p text:style-name="P20">ULA: Unidade de lógica e aritmética que trabalha com 32 bits</text:p>
          <text:list>
            <text:list-item>
              <text:p text:style-name="P20">Soma</text:p>
            </text:list-item>
            <text:list-item>
              <text:p text:style-name="P20">Subtração</text:p>
            </text:list-item>
            <text:list-item>
              <text:p text:style-name="P20">ShiftLeft</text:p>
            </text:list-item>
            <text:list-item>
              <text:p text:style-name="P20">AND</text:p>
            </text:list-item>
            <text:list-item>
              <text:p text:style-name="P20">OR</text:p>
            </text:list-item>
          </text:list>
        </text:list-item>
        <text:list-item>
          <text:p text:style-name="P20">UNIT CONTROL: Unidade de controle responsável por controlar as seguintes variáveis do processador</text:p>
          <text:list>
            <text:list-item>
              <text:p text:style-name="P20">W_REG: Decide se algo será escrito no RD ou não</text:p>
            </text:list-item>
            <text:list-item>
              <text:p text:style-name="P20">W_MEM: Decide se algo será escrito na memória de dados</text:p>
            </text:list-item>
            <text:list-item>
              <text:p text:style-name="P21">W_PC: <text:span text:style-name="T3">Decide se algo será escrito no PC</text:span></text:p>
            </text:list-item>
            <text:list-item>
              <text:p text:style-name="P21">IMM_ULA: Decide se a ula irá usar o imediato ou Rs2 para a operação</text:p>
            </text:list-item>
            <text:list-item>
              <text:p text:style-name="P21">OP_ULA: <text:span text:style-name="T3">Decide qual tipo de operação a ULA deverá fazer</text:span></text:p>
            </text:list-item>
            <text:list-item>
              <text:p text:style-name="P20">B: Diz se o comando executado é do tipo Branch (Ativa o componente “Branches”)</text:p>
            </text:list-item>
            <text:list-item>
              <text:p text:style-name="P21">B_IN: Diz qual comando do tipo Branch está sendo executado</text:p>
            </text:list-item>
            <text:list-item>
              <text:p text:style-name="P20">D_RG: Decide qual informação será escrita no banco de registradores</text:p>
            </text:list-item>
            <text:list-item>
              <text:p text:style-name="P21">PC_M: Decide qual tipo de acréscimo o PC recebeŕa (exemplo: Pc +1, Pc + Imediato, Rs1 + Imediato...)</text:p>
            </text:list-item>
            <text:list-item>
              <text:p text:style-name="P20">RESET: <text:span text:style-name="T3">Reseta todos os registradores e o PC para zero</text:span></text:p>
            </text:list-item>
          </text:list>
        </text:list-item>
        <text:list-item>
          <text:p text:style-name="P22">BRANCHES: Lógicas que operam sob 32 bits para verificar se o pulo do comando Branch deverá ser tomado ou nã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6:19:48.884402776</meta:creation-date>
    <dc:date>2024-11-13T00:20:47.963180661</dc:date>
    <meta:editing-duration>PT4H3M32S</meta:editing-duration>
    <meta:editing-cycles>12</meta:editing-cycles>
    <meta:generator>LibreOffice/24.2.5.2$Linux_X86_64 LibreOffice_project/420$Build-2</meta:generator>
    <meta:print-date>2024-11-13T00:20:43.386423737</meta:print-date>
    <meta:printed-by>Arquivos PDF</meta:printed-by>
    <meta:document-statistic meta:table-count="0" meta:image-count="0" meta:object-count="0" meta:page-count="3" meta:paragraph-count="65" meta:word-count="974" meta:character-count="5471" meta:non-whitespace-character-count="4586"/>
  </office:meta>
</office:document-meta>
</file>